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itav Ghosh</text:p>
      <text:p text:style-name="Standard"/>
      <text:p text:style-name="Standard">Birth </text:p>
      <text:p text:style-name="Standard">born in Clacutta on July 11, 1956</text:p>
      <text:p text:style-name="Standard">grew up in India, Bangladesh, and Sri Lanka <text:s/></text:p>
      <text:p text:style-name="Standard"/>
      <text:p text:style-name="Standard">Family</text:p>
      <text:p text:style-name="Standard">his father transferred to government service in Indian embassies abroad after serving in the military. This caused them to travel across the nation.</text:p>
      <text:p text:style-name="Standard"/>
      <text:p text:style-name="Standard">Education</text:p>
      <text:p text:style-name="Standard">When he was young he studied in Bangledesh, then Sri Lanka, then went to boarding school in North India.</text:p>
      <text:p text:style-name="Standard">Undergraduate studies in History at St. Stephens College</text:p>
      <text:p text:style-name="Standard">Later studied Anthropology at the Delhi School of Economics</text:p>
      <text:p text:style-name="Standard">Received his B.A. (1976) and M.A. (1978) from Delhi School of Economics</text:p>
      <text:p text:style-name="Standard">Received his Ph.D. (1982) in social anthropology at University of Oxford</text:p>
      <text:p text:style-name="Standard">Did fieldwork in Egypt as he was then studying in Alexandria</text:p>
      <text:p text:style-name="Standard">Knows five languages including Bengal, Hindi, French, Arabic, and English</text:p>
      <text:p text:style-name="Standard">He is a regular writer for the New Republic, The New Yorker, and The New York Times.</text:p>
      <text:p text:style-name="Standard"/>
      <text:p text:style-name="Standard">Some Works</text:p>
      <text:p text:style-name="Standard">The Circle of Reason(1986)</text:p>
      <text:p text:style-name="Standard"><text:tab/>An Indian Man Suspected of being a terrorist flees to Northern Afria and M.E.</text:p>
      <text:p text:style-name="Standard"/>
      <text:p text:style-name="Standard">The Shadow Lines(1988)</text:p>
      <text:p text:style-name="Standard"><text:tab/>History of two families that were influeneced by the departure of the British from India in 1947</text:p>
      <text:p text:style-name="Standard"/>
      <text:p text:style-name="Standard">The Calcutta Chromosome: A Novel of Fevers, Delirium, and Discovery(1995)</text:p>
      <text:p text:style-name="Standard"><text:tab/>Sci Fi: alt history of the discovery of a parasite that causes malaria</text:p>
      <text:p text:style-name="Standard"/>
      <text:p text:style-name="Standard">The Glass Palace(2000)</text:p>
      <text:p text:style-name="Standard"><text:tab/>A familial history centered on Burma between its occupation by the British in 1885 through its <text:tab/>independence after World War I and onto the late 20<text:span text:style-name="T1">th</text:span> century </text:p>
      <text:p text:style-name="Standard"/>
      <text:p text:style-name="Standard">The Hungry Tide(2004)</text:p>
      <text:p text:style-name="Standard"><text:tab/>Set in Bengal featuring American and Indian Characters</text:p>
      <text:p text:style-name="Standard"/>
      <text:p text:style-name="Standard">Sea of Poppies(2009)</text:p>
      <text:p text:style-name="Standard"><text:tab/>A novel that describes individuals on the Ibis, a ship on the seas of S.E Asia carrying coolies <text:tab/>(indentured laborers)and opium</text:p>
      <text:p text:style-name="Standard"/>
      <text:p text:style-name="Standard">Awards(over 20)</text:p>
      <text:p text:style-name="Standard">crossword Book Award </text:p>
      <text:p text:style-name="Standard"><text:tab/>The Sea Poppies(2009)</text:p>
      <text:p text:style-name="Standard"><text:tab/>The Hungry Tide(2005)</text:p>
      <text:p text:style-name="Standard">Indiaplaza Golden Quill Award for best novel, (Sea of Poppies), 2009</text:p>
      <text:p text:style-name="Standard">Asian American Literary Award Prize,(Incendiary Circumstances), 200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vasa</meta:initial-creator>
    <meta:creation-date>2015-03-30T19:59:42.25</meta:creation-date>
    <dc:date>2015-03-31T23:30:03.74</dc:date>
    <dc:creator>manoj vasa</dc:creator>
    <meta:editing-duration>PT4H16M16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34" meta:word-count="297" meta:character-count="1836"/>
  </office:meta>
</office:document-meta>
</file>